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fa81" officeooo:paragraph-rsid="000dfa81"/>
    </style:style>
    <style:style style:name="P2" style:family="paragraph" style:parent-style-name="Text_20_body">
      <style:text-properties style:font-name="Courier 10 Pitch" fo:font-size="8pt" officeooo:rsid="000e51ac" officeooo:paragraph-rsid="000e51ac" style:font-size-asian="7pt" style:font-size-complex="8pt"/>
    </style:style>
    <style:style style:name="P3" style:family="paragraph" style:parent-style-name="Text_20_body">
      <style:text-properties officeooo:paragraph-rsid="000e51ac"/>
    </style:style>
    <style:style style:name="P4" style:family="paragraph" style:parent-style-name="Heading_20_1">
      <style:text-properties officeooo:rsid="000dfa81" officeooo:paragraph-rsid="000dfa81"/>
    </style:style>
    <style:style style:name="T1" style:family="text">
      <style:text-properties officeooo:rsid="000dfa81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fo:font-size="8pt" style:font-size-asian="8pt" style:font-size-complex="8pt"/>
    </style:style>
    <style:style style:name="T4" style:family="text">
      <style:text-properties style:font-name="Courier 10 Pitch" fo:font-size="8pt" officeooo:rsid="000e51ac" style:font-size-asian="8pt" style:font-size-complex="8pt"/>
    </style:style>
    <style:style style:name="T5" style:family="text">
      <style:text-properties officeooo:rsid="000e5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ing Dojo <text:span text:style-name="T1">setup</text:span></text:p>
      <text:h text:style-name="P4" text:outline-level="1">Install environnement</text:h>
      <text:p text:style-name="P3"><text:a xlink:type="simple" xlink:href="http://www.eclipse.org/downloads/download.php?file=/technology/epp/downloads/release/kepler/SR1/eclipse-standard-kepler-SR1-linux-gtk-x86_64.tar.gz&amp;mirror_id=514"><text:span text:style-name="T1">http://www.eclipse.org/downloads/download.php?file=/technology/epp/downloads/release/kepler/SR1/eclipse-standard-kepler-SR1-linux-gtk-x86_64.tar.gz&amp;mirror_id=514</text:span></text:a></text:p>
      <text:p text:style-name="P3"><text:span text:style-name="T4">decompresser dossier dans ~/eclipse, puis créer un raccourci sur le desktop (Bureau/eclipse.desktop)</text:span></text:p>
      <text:p text:style-name="InFile">[Desktop Entry]</text:p>
      <text:p text:style-name="InFile">Version=4.3.0</text:p>
      <text:p text:style-name="InFile">Name=Eclipse</text:p>
      <text:p text:style-name="InFile">Comment=IDE </text:p>
      <text:p text:style-name="InFile">#Exec=/home/USERNAME/Dokument/eclipse/eclipse</text:p>
      <text:p text:style-name="InFile">Exec=env UBUNTU_MENUPROXY=0 /home/cvf/eclipse/eclipse</text:p>
      <text:p text:style-name="InFile">Icon=/home/cvf/eclipse/icon.xpm</text:p>
      <text:p text:style-name="InFile">Terminal=false</text:p>
      <text:p text:style-name="InFile">Type=Application</text:p>
      <text:p text:style-name="InFile">Categories=Utility;Application</text:p>
      <text:p text:style-name="P2">puis clic-droit sur le raccourci =&gt; permissions =&gt; autoriser exécution</text:p>
      <text:p text:style-name="P2">Dans eclipse, installer couplage mave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File" style:family="paragraph" style:parent-style-name="Text_20_body">
      <style:paragraph-properties fo:margin-left="1.296cm" fo:margin-right="0cm" fo:margin-top="0cm" fo:margin-bottom="0.212cm" style:contextual-spacing="false" fo:text-indent="0cm" style:auto-text-indent="false" fo:background-color="#33cc66" fo:padding="0.049cm" fo:border="0.06pt solid #000000" style:shadow="none">
        <style:background-image/>
      </style:paragraph-properties>
      <style:text-properties style:font-name="Courier 10 Pitch" fo:font-family="'Courier 10 Pitch'" style:font-pitch="fixed" fo:font-size="8pt" officeooo:rsid="000e51ac" style:font-size-asian="8pt" style:font-size-complex="8pt"/>
    </style:style>
    <style:style style:name="InShell" style:family="paragraph" style:parent-style-name="Text_20_body">
      <style:paragraph-properties fo:background-color="#999999">
        <style:background-image/>
      </style:paragraph-properties>
      <style:text-properties officeooo:rsid="000dfa8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fdev </meta:initial-creator>
    <meta:creation-date>2014-02-06T01:21:56.574922802</meta:creation-date>
    <dc:date>2014-02-06T12:29:14.999702170</dc:date>
    <dc:creator>cvfdev </dc:creator>
    <meta:editing-duration>PT10H6M52S</meta:editing-duration>
    <meta:editing-cycles>1</meta:editing-cycles>
    <meta:document-statistic meta:table-count="0" meta:image-count="0" meta:object-count="0" meta:page-count="1" meta:paragraph-count="16" meta:word-count="46" meta:character-count="658" meta:non-whitespace-character-count="617"/>
    <meta:generator>LibreOffice/4.1.3.2$Linux_X86_64 LibreOffice_project/410m0$Build-2</meta:generator>
  </office:meta>
</office:document-meta>
</file>